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8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style-name="ce1"/>
          <table:table-cell office:value-type="string" table:number-columns-spanned="3" table:number-rows-spanned="1" table:style-name="ce2">
            <text:p>Arco interno</text:p>
          </table:table-cell>
          <table:covered-table-cell table:number-columns-repeated="2"/>
          <table:table-cell office:value-type="string" table:number-columns-spanned="3" table:number-rows-spanned="1" table:style-name="ce2">
            <text:p>Arco Externo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nalog</text:p>
          </table:table-cell>
          <table:table-cell office:value-type="string" table:style-name="ce1">
            <text:p>Rads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Analog</text:p>
          </table:table-cell>
          <table:table-cell office:value-type="string" table:style-name="ce1">
            <text:p>Rads</text:p>
          </table:table-cell>
          <table:table-cell office:value-type="string" table:style-name="ce1">
            <text:p>De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1</text:p>
          </table:table-cell>
          <table:table-cell office:value-type="float" office:value="512" table:style-name="ce1">
            <text:p>512</text:p>
          </table:table-cell>
          <table:table-cell office:value-type="float" office:value="0" table:formula="of:=[.$B$8]*[.B3]+[.$B$9]" table:style-name="ce1">
            <text:p>0</text:p>
          </table:table-cell>
          <table:table-cell office:value-type="float" office:value="0" table:formula="of:=DEGREES([.C3])" table:style-name="ce1">
            <text:p>0</text:p>
          </table:table-cell>
          <table:table-cell office:value-type="float" office:value="512" table:style-name="ce1">
            <text:p>512</text:p>
          </table:table-cell>
          <table:table-cell office:value-type="float" office:value="0" table:formula="of:=[.$B$8]*[.E3]+[.$B$9]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q2</text:p>
          </table:table-cell>
          <table:table-cell office:value-type="float" office:value="314" table:style-name="ce1">
            <text:p>314</text:p>
          </table:table-cell>
          <table:table-cell office:value-type="float" office:value="-1.0097976386538621" table:formula="of:=[.$B$8]*[.B4]+[.$B$9]" table:style-name="ce1">
            <text:p>-1,009797639</text:p>
          </table:table-cell>
          <table:table-cell office:value-type="float" office:value="-57.857142857142854" table:formula="of:=DEGREES([.C4])" table:style-name="ce1">
            <text:p>-57,85714286</text:p>
          </table:table-cell>
          <table:table-cell office:value-type="float" office:value="166" table:style-name="ce1">
            <text:p>166</text:p>
          </table:table-cell>
          <table:table-cell office:value-type="float" office:value="-1.764595873607254" table:formula="of:=[.$B$8]*[.E4]+[.$B$9]" table:style-name="ce1">
            <text:p>-1,76459587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q3</text:p>
          </table:table-cell>
          <table:table-cell office:value-type="float" office:value="188" table:style-name="ce1">
            <text:p>188</text:p>
          </table:table-cell>
          <table:table-cell office:value-type="float" office:value="-1.6523961359790471" table:formula="of:=[.$B$8]*[.B5]+[.$B$9]" table:style-name="ce3">
            <text:p>-1,6524</text:p>
          </table:table-cell>
          <table:table-cell office:value-type="float" office:value="-94.675324675324674" table:formula="of:=DEGREES([.C5])" table:style-name="ce1">
            <text:p>-94,67532468</text:p>
          </table:table-cell>
          <table:table-cell office:value-type="float" office:value="450" table:style-name="ce1">
            <text:p>450</text:p>
          </table:table-cell>
          <table:table-cell office:value-type="float" office:value="-0.31619926058858328" table:formula="of:=[.$B$8]*[.E5]+[.$B$9]" table:style-name="ce1">
            <text:p>-0,31619926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q4</text:p>
          </table:table-cell>
          <table:table-cell office:value-type="float" office:value="758" table:style-name="ce1">
            <text:p>758</text:p>
          </table:table-cell>
          <table:table-cell office:value-type="float" office:value="1.2545970662063133" table:formula="of:=[.$B$8]*[.B6]+[.$B$9]" table:style-name="ce3">
            <text:p>1,2546</text:p>
          </table:table-cell>
          <table:table-cell office:value-type="float" office:value="71.88311688311687" table:formula="of:=DEGREES([.C6])" table:style-name="ce1">
            <text:p>71,88311688</text:p>
          </table:table-cell>
          <table:table-cell office:value-type="float" office:value="610" table:style-name="ce1">
            <text:p>610</text:p>
          </table:table-cell>
          <table:table-cell office:value-type="float" office:value="0.49979883125292179" table:formula="of:=[.$B$8]*[.E6]+[.$B$9]" table:style-name="ce3">
            <text:p>0,4998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5.0999880740094043E-3" table:formula="of:=PI()/(2*(820-512))" table:style-name="ce1">
            <text:p>0,00509998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-2.611193893892815" table:formula="of:=-[.$B$8]*512" table:style-name="ce1">
            <text:p>-2,61119389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dio de arco minimo:</text:p>
          </table:table-cell>
          <table:table-cell table:style-name="ce1"/>
          <table:table-cell office:value-type="float" office:value="248.49080000000001" table:style-name="ce1">
            <text:p>248,49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dio de arco máximo</text:p>
          </table:table-cell>
          <table:table-cell table:style-name="ce1"/>
          <table:table-cell office:value-type="float" office:value="308.37459999999999" table:style-name="ce1">
            <text:p>308,3746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8">
      <number:number number:decimal-places="4" number:min-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Daniel Camilo Peña Pabón</meta:initial-creator>
    <dc:creator>Daniel Camilo Peña Pabón</dc:creator>
    <meta:creation-date>2022-10-27T02:54:42Z</meta:creation-date>
    <dc:date>2022-10-27T03:13:11Z</dc:date>
  </office:meta>
</office:document-meta>
</file>